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button form:name="VCL TestTool" form:control-implementation="ooo:com.sun.star.form.component.CommandButton" form:id="control1" form:label="Trigger as the VCL TestTool would do&#10;(Dialog will not be shown, just code executed.)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VclTestTool?language=Basic&amp;location=document"/>
            </office:event-listeners>
          </form:button>
          <form:button form:name="Push Button 1" form:control-implementation="ooo:com.sun.star.form.component.CommandButton" form:id="control2" form:label="Show the Gridcontrol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  <form:property form:property-name="HelpURL" office:value-type="string" office:string-value="showgridcontrol"/>
            </form:properties>
            <office:event-listeners>
              <script:event-listener script:language="ooo:script" script:event-name="dom:keydown" xlink:href="vnd.sun.star.script:Standard.Module1.Show?language=Basic&amp;location=document"/>
              <script:event-listener script:language="ooo:script" script:event-name="dom:mousedown" xlink:href="vnd.sun.star.script:Standard.Module1.Show?language=Basic&amp;location=docum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q" draw:style-name="gr1" draw:text-style-name="P1" svg:width="3.2921in" svg:height="0.9614in" svg:x="0.511in" svg:y="0.352in" draw:control="control1"><svg:title>w</svg:title></draw:control><draw:control text:anchor-type="paragraph" draw:z-index="1" draw:style-name="gr1" draw:text-style-name="P1" svg:width="3.3213in" svg:height="0.9516in" svg:x="0.4819in" svg:y="1.5465in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7T17:10:24</meta:creation-date>
    <dc:date>2010-04-13T12:59:36</dc:date>
    <meta:editing-duration>PT4H48M23S</meta:editing-duration>
    <meta:editing-cycles>24</meta:editing-cycles>
    <meta:generator>StarOffice/9$Linux OpenOffice.org_project/300m75$Build-9488$CWS-gridcontrol_0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 (optional show as boolean)
' for debug function: 'Call Tools.WritedbgInfo(oDialogModel)
GlobalScope.BasicLibraries.LoadLibrary( "Tools" )

if isMissing(show) then
    show = false
endif
    
'missing on wiki:
oDialogModel = createUnoService( "com.sun.star.awt.UnoControlDialogModel" )
oDialogControl = createUnoService( "com.sun.star.awt.UnoControlDialog" )
oDialogControl.setModel( oDialogModel )
oDialogControl.setPosSize( 0, 0, 300, 300, com.sun.star.awt.PosSize.POSSIZE)

'Create new columns: 
oColumnModel = createUnoService( "com.sun.star.awt.grid.DefaultGridColumnModel")
 
oColumn1 = createUnoService( "com.sun.star.awt.grid.GridColumn")
oColumn1.Title = "City"
oColumn1.HorizontalAlign = com.sun.star.style.HorizontalAlignment.LEFT
oColumn2 = createUnoService( "com.sun.star.awt.grid.GridColumn")
oColumn2.Title = "Country"
oColumn2.HorizontalAlign = com.sun.star.style.HorizontalAlignment.RIGHT
oColumn3 = createUnoService( "com.sun.star.awt.grid.GridColumn")
oColumn3.Title = "Dimension"
oColumn3.HorizontalAlign = com.sun.star.style.HorizontalAlignment.CENTER
oColumn3.Resizeable = false
oColumn4 = createUnoService( "com.sun.star.awt.grid.GridColumn")
oColumn4.Title = "Forcescrool"
oColumn4.HorizontalAlign = com.sun.star.style.HorizontalAlignment.CENTER

'Add the columns to the column model of the grid control: 
oColumnModel.addColumn( oColumn1 )
oColumnModel.addColumn( oColumn2 )
oColumnModel.addColumn( oColumn3 )
oColumnModel.addColumn( oColumn4 )

'Use the data model of the grid control to add rows: 
oDataModel = createUnoService( "com.sun.star.awt.grid.DefaultGridDataModel")
'first parameter is for header title if row header exists, else put empty string
oDataModel.addRow ( "1", Array( "A", "B",1234.5678,1) )
oDataModel.addRow ( "2", Array(1, "C", CDbl(1234.5678),2) )
oDataModel.addRow ( "3", Array( CDbl(1234.5678),"D", "E",true) )
oProvider = createUnoService("com.sun.star.graphic.GraphicProvider",3)
Dim oProps(0) as new com.sun.star.beans.PropertyValue
oProps(0).Name = "URL"
oProps(0).Value =  "http://www.oracleimg.com/admin/images/ocom/hp/oralogo_small.gif" 
oGraphic = oProvider.queryGraphic(oProps()) 
oDataModel.addRow ( "5", Array(oGraphic, "H","I",444) )
oDataModel.addRow ( "X", Array( CDbl(1234.5678),"J", "K",2222222) )

'Create the grid model and assign the column and data model: 
oModel = oDialogModel.createInstance( "com.sun.star.awt.grid.UnoControlGridModel" )
oModel.Name="Grid1"
oModel.Helpurl ="gridcontrolself"
oModel.GridDataModel = oDataModel
oModel.ColumnModel = oColumnModel
oModel.ShowColumnHeader = True
oModel.ShowRowHeader = True
oModel.TabIndex = 4
oModel.Tabstop = 1
oModel.VerticalAlign = com.sun.star.style.VerticalAlignment.TOP
oModel.RowBackgroundColor = &amp;h00ff00
oModel.HScroll = false
oModel.EvenRowBackgroundColor = &amp;h00CC00
oModel.HeaderBackgroundColor = &amp;hff0000
oModel.LineColor = &amp;h0000ff
oModel.TextColor = &amp;hffff00
oModel.SelectionModel= com.sun.star.view.SelectionType.MULTI

oDialogModel.insertByName("Grid1", oModel )
oDialogModel.Helpurl ="gridcontroldialog"

'missing on wiki:
oControl = oDialogControl.getControl("Grid1")
oControl.setPosSize(50, 50,200, 200, com.sun.star.awt.PosSize.POSSIZE)

oButtonControlModel = oDialogModel.createInstance( "com.sun.star.awt.UnoControlButtonModel" )
oButtonControlModel.Name="buttone1"
oButtonControlModel.TabIndex = 3
oDialogModel.insertByName("buttone1", oButtonControlModel )
  oButCtr = oDialogControl.getControl("buttone1")
  oButCtr.setPosSize(50, 0,50, 50, com.sun.star.awt.PosSize.POSSIZE)

oDialogControl.setVisible( show )
oDialogControl.execute

End Sub

sub Show
    Main(true)
end sub

sub VclTestTool
    Main(false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